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4">
            <text:p>Nom de famille</text:p>
          </table:table-cell>
          <table:table-cell office:value-type="string" table:style-name="ce4">
            <text:p>Prenom(s)</text:p>
          </table:table-cell>
          <table:table-cell office:value-type="string" table:style-name="ce3">
            <text:p>Date de Naissance</text:p>
          </table:table-cell>
          <table:table-cell office:value-type="string" table:style-name="ce3">
            <text:p>Categorie Candidat</text:p>
          </table:table-cell>
          <table:table-cell office:value-type="string" table:style-name="ce3">
            <text:p>N Candidat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BECA</text:p>
          </table:table-cell>
          <table:table-cell office:value-type="string" table:style-name="ce4">
            <text:p>Ben Déborah</text:p>
          </table:table-cell>
          <table:table-cell office:value-type="date" office:date-value="2000-08-30T00:00:00" table:style-name="ce5">
            <text:p>30/08/2000</text:p>
          </table:table-cell>
          <table:table-cell office:value-type="string" table:style-name="ce3">
            <text:p>SCOLAIRE (110)</text:p>
          </table:table-cell>
          <table:table-cell office:value-type="float" office:value="3456787435" table:style-name="ce4">
            <text:p>3456787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RZO</text:p>
          </table:table-cell>
          <table:table-cell office:value-type="string" table:style-name="ce4">
            <text:p>Amélie</text:p>
          </table:table-cell>
          <table:table-cell office:value-type="date" office:date-value="2001-09-25T00:00:00" table:style-name="ce5">
            <text:p>25/09/2001</text:p>
          </table:table-cell>
          <table:table-cell office:value-type="string" table:style-name="ce3">
            <text:p>APPRENTI (410)</text:p>
          </table:table-cell>
          <table:table-cell office:value-type="float" office:value="3456787434" table:style-name="ce4">
            <text:p>34567874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SSOU</text:p>
          </table:table-cell>
          <table:table-cell office:value-type="string" table:style-name="ce4">
            <text:p>Ilan</text:p>
          </table:table-cell>
          <table:table-cell office:value-type="date" office:date-value="1999-07-15T00:00:00" table:style-name="ce5">
            <text:p>15/07/1999</text:p>
          </table:table-cell>
          <table:table-cell office:value-type="string" table:style-name="ce3">
            <text:p>APPRENTI (410)</text:p>
          </table:table-cell>
          <table:table-cell office:value-type="float" office:value="3456783454" table:style-name="ce4">
            <text:p>34567834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AZIZA</text:p>
          </table:table-cell>
          <table:table-cell office:value-type="string" table:style-name="ce4">
            <text:p>Moïse</text:p>
          </table:table-cell>
          <table:table-cell office:value-type="date" office:date-value="2002-10-30T00:00:00" table:style-name="ce5">
            <text:p>30/10/2002</text:p>
          </table:table-cell>
          <table:table-cell office:value-type="string" table:style-name="ce3">
            <text:p>SCOLAIRE (110)</text:p>
          </table:table-cell>
          <table:table-cell office:value-type="float" office:value="7056787435" table:style-name="ce4">
            <text:p>7056787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ALAGRIYAN</text:p>
          </table:table-cell>
          <table:table-cell office:value-type="string" table:style-name="ce4">
            <text:p>Athittyanab</text:p>
          </table:table-cell>
          <table:table-cell office:value-type="date" office:date-value="2001-08-28T00:00:00" table:style-name="ce5">
            <text:p>28/08/2001</text:p>
          </table:table-cell>
          <table:table-cell office:value-type="string" table:style-name="ce3">
            <text:p>SCOLAIRE (110)</text:p>
          </table:table-cell>
          <table:table-cell office:value-type="float" office:value="3454598435" table:style-name="ce4">
            <text:p>3454598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EN ADMONE</text:p>
          </table:table-cell>
          <table:table-cell office:value-type="string" table:style-name="ce4">
            <text:p>Martin</text:p>
          </table:table-cell>
          <table:table-cell office:value-type="date" office:date-value="2001-05-31T00:00:00" table:style-name="ce5">
            <text:p>31/05/2001</text:p>
          </table:table-cell>
          <table:table-cell office:value-type="string" table:style-name="ce3">
            <text:p>SCOLAIRE (110)</text:p>
          </table:table-cell>
          <table:table-cell office:value-type="float" office:value="2123486750" table:style-name="ce4">
            <text:p>21234867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ELHASSEN</text:p>
          </table:table-cell>
          <table:table-cell office:value-type="string" table:style-name="ce4">
            <text:p>Meïr Moshé</text:p>
          </table:table-cell>
          <table:table-cell office:value-type="date" office:date-value="2002-06-26T00:00:00" table:style-name="ce5">
            <text:p>26/06/2002</text:p>
          </table:table-cell>
          <table:table-cell office:value-type="string" table:style-name="ce3">
            <text:p>SCOLAIRE (110)</text:p>
          </table:table-cell>
          <table:table-cell office:value-type="float" office:value="2658647320" table:style-name="ce4">
            <text:p>26586473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PIERRE</text:p>
          </table:table-cell>
          <table:table-cell office:value-type="string" table:style-name="ce4">
            <text:p>Or-El</text:p>
          </table:table-cell>
          <table:table-cell office:value-type="date" office:date-value="2000-07-29T00:00:00" table:style-name="ce5">
            <text:p>29/07/2000</text:p>
          </table:table-cell>
          <table:table-cell office:value-type="string" table:style-name="ce3">
            <text:p>SCOLAIRE (110)</text:p>
          </table:table-cell>
          <table:table-cell office:value-type="float" office:value="2144587782" table:style-name="ce4">
            <text:p>2144587782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6-03T17:41:57Z</meta:creation-date>
    <dc:date>2022-06-03T17:51:25Z</dc:date>
  </office:meta>
</office:document-meta>
</file>